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Mohamed L">
            <text:p>Mohamed L</text:p>
          </table:table-cell>
          <table:table-cell office:value-type="string" office:value="Bagayoko">
            <text:p>Bagayoko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Fanta ">
            <text:p>Fanta </text:p>
          </table:table-cell>
          <table:table-cell office:value-type="string" office:value="Bouaré">
            <text:p>Bouaré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Seydou">
            <text:p>Seydou</text:p>
          </table:table-cell>
          <table:table-cell office:value-type="string" office:value="Bouaré">
            <text:p>Bouaré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Oumou">
            <text:p>Oumou</text:p>
          </table:table-cell>
          <table:table-cell office:value-type="string" office:value="Camara">
            <text:p>Camara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Amidou ">
            <text:p>Amidou </text:p>
          </table:table-cell>
          <table:table-cell office:value-type="string" office:value="Camara">
            <text:p>Camara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Samba ">
            <text:p>Samba 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Aminata">
            <text:p>Aminata</text:p>
          </table:table-cell>
          <table:table-cell office:value-type="string" office:value="Darago">
            <text:p>Darago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Doussou ">
            <text:p>Doussou 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Mariam ">
            <text:p>Mariam </text:p>
          </table:table-cell>
          <table:table-cell office:value-type="string" office:value="Diabaté">
            <text:p>Diabaté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Madany ">
            <text:p>Madany 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Kadia">
            <text:p>Kadia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Aminata ">
            <text:p>Aminata </text:p>
          </table:table-cell>
          <table:table-cell office:value-type="string" office:value="Diawara">
            <text:p>Diawara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Djénèbou ">
            <text:p>Djénèbou </text:p>
          </table:table-cell>
          <table:table-cell office:value-type="string" office:value="Djigué">
            <text:p>Djigué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Djélika">
            <text:p>Djélika</text:p>
          </table:table-cell>
          <table:table-cell office:value-type="string" office:value="Fané">
            <text:p>Fané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Siaka">
            <text:p>Siaka</text:p>
          </table:table-cell>
          <table:table-cell office:value-type="string" office:value="Fomba">
            <text:p>Fomba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Mamadou">
            <text:p>Mamadou</text:p>
          </table:table-cell>
          <table:table-cell office:value-type="string" office:value="Kah">
            <text:p>Kah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Rokiatou">
            <text:p>Rokiatou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Fatoumata yamoye">
            <text:p>Fatoumata yamoye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kefa">
            <text:p>kefa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Tariatou">
            <text:p>Tariatou</text:p>
          </table:table-cell>
          <table:table-cell office:value-type="string" office:value="Maiga">
            <text:p>Maiga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Fadouba">
            <text:p>Fadouba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Aminata">
            <text:p>Aminata</text:p>
          </table:table-cell>
          <table:table-cell office:value-type="string" office:value="Sangoné">
            <text:p>Sangoné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Boureima">
            <text:p>Boureima</text:p>
          </table:table-cell>
          <table:table-cell office:value-type="string" office:value="Sanogo">
            <text:p>Sanogo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Lassiné ">
            <text:p>Lassiné </text:p>
          </table:table-cell>
          <table:table-cell office:value-type="string" office:value="Sibibé">
            <text:p>Sibibé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Sinaly">
            <text:p>Sinaly</text:p>
          </table:table-cell>
          <table:table-cell office:value-type="string" office:value="Sidibé">
            <text:p>Sidibé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Sory">
            <text:p>Sory</text:p>
          </table:table-cell>
          <table:table-cell office:value-type="string" office:value="Sidibé">
            <text:p>Sidibé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Soumaïla">
            <text:p>Soumaïla</text:p>
          </table:table-cell>
          <table:table-cell office:value-type="string" office:value="Sory">
            <text:p>Sory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Ibrahim Sire">
            <text:p>Ibrahim Sire</text:p>
          </table:table-cell>
          <table:table-cell office:value-type="string" office:value="Tounkara">
            <text:p>Tounkara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Awa">
            <text:p>Awa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Issa">
            <text:p>Issa</text:p>
          </table:table-cell>
          <table:table-cell office:value-type="string" office:value="Touré">
            <text:p>Touré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Moussa">
            <text:p>Mouss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Assan Mama ">
            <text:p>Assan Mama 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adama M">
            <text:p>adama M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Boureima">
            <text:p>Boureim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Aïssata">
            <text:p>Aïssat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Amadi">
            <text:p>Amadi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Souleymane">
            <text:p>Souleyman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Maïmouna M">
            <text:p>Maïmouna M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39">
            <text:p>39</text:p>
          </table:table-cell>
          <table:table-cell office:value-type="string" office:value="Zenebou">
            <text:p>Zenebou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40">
            <text:p>40</text:p>
          </table:table-cell>
          <table:table-cell office:value-type="string" office:value="Marie Sadio">
            <text:p>Marie Sadio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41">
            <text:p>41</text:p>
          </table:table-cell>
          <table:table-cell office:value-type="string" office:value="Mahamadou">
            <text:p>Mahamadou</text:p>
          </table:table-cell>
          <table:table-cell office:value-type="string" office:value="YARA">
            <text:p>YARA</text:p>
          </table:table-cell>
        </table:table-row>
        <table:table-row>
          <table:table-cell office:value-type="string" office:value="42">
            <text:p>42</text:p>
          </table:table-cell>
          <table:table-cell office:value-type="string" office:value="Aïché">
            <text:p>Aïché</text:p>
          </table:table-cell>
          <table:table-cell office:value-type="string" office:value="Yara">
            <text:p>Yar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meta>
    <meta:generator>ODFPY/1.4.1</meta:generator>
  </office:meta>
</office:document-meta>
</file>